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8" style:family="table-cell" style:parent-style-name="Currency" style:data-style-name="N34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9" style:family="table-cell" style:parent-style-name="Currency" style:data-style-name="N34">
      <style:table-cell-properties fo:border-top="thin solid #000000" fo:border-bottom="none" fo:border-left="none" fo:border-right="thin solid #000000"/>
    </style:style>
    <style:style style:name="ce20" style:family="table-cell" style:parent-style-name="Currency" style:data-style-name="N34">
      <style:table-cell-properties fo:border-top="none" fo:border-bottom="none" fo:border-left="none" fo:border-right="thin solid #000000"/>
    </style:style>
    <style:style style:name="ce21" style:family="table-cell" style:parent-style-name="Currency" style:data-style-name="N34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none"/>
    </style:style>
    <style:style style:name="ce23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25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28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29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31" style:family="table-cell" style:parent-style-name="Default" style:data-style-name="N36"/>
    <style:style style:name="ce3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bles_Los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3">
            <text:p>Cable Data</text:p>
          </table:table-cell>
          <table:table-cell table:number-columns-repeated="6" table:style-name="ce1"/>
          <table:table-cell office:value-type="string" table:style-name="ce43">
            <text:p>Voltage Drop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2" table:style-name="ce47">
            <text:p>Guage</text:p>
          </table:table-cell>
          <table:table-cell office:value-type="string" table:number-columns-spanned="1" table:number-rows-spanned="2" table:style-name="ce46">
            <text:p>Diameter</text:p>
          </table:table-cell>
          <table:table-cell office:value-type="string" table:number-columns-spanned="1" table:number-rows-spanned="2" table:style-name="ce45">
            <text:p>Ohms/Km</text:p>
          </table:table-cell>
          <table:table-cell office:value-type="string" table:number-columns-spanned="1" table:number-rows-spanned="2" table:style-name="ce45">
            <text:p>Ohms/m</text:p>
          </table:table-cell>
          <table:table-cell office:value-type="string" table:number-columns-spanned="1" table:number-rows-spanned="2" table:style-name="ce44">
            <text:p>Area (mm^2)</text:p>
          </table:table-cell>
          <table:table-cell table:style-name="ce1"/>
          <table:table-cell office:value-type="string" table:style-name="ce12">
            <text:p>Current:</text:p>
          </table:table-cell>
          <table:table-cell office:value-type="float" office:value="5" table:style-name="ce41">
            <text:p>5</text:p>
          </table:table-cell>
          <table:table-cell office:value-type="string" table:style-name="ce42">
            <text:p>A</text:p>
          </table:table-cell>
          <table:table-cell office:value-type="string" table:style-name="ce12">
            <text:p>Current:</text:p>
          </table:table-cell>
          <table:table-cell office:value-type="float" office:value="10" table:style-name="ce41">
            <text:p>10</text:p>
          </table:table-cell>
          <table:table-cell office:value-type="string" table:style-name="ce42">
            <text:p>A</text:p>
          </table:table-cell>
          <table:table-cell office:value-type="string" table:style-name="ce12">
            <text:p>Current: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A</text:p>
          </table:table-cell>
          <table:table-cell office:value-type="string" table:style-name="ce12">
            <text:p>Current: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A</text:p>
          </table:table-cell>
          <table:table-cell office:value-type="string" table:style-name="ce12">
            <text:p>Current:</text:p>
          </table:table-cell>
          <table:table-cell office:value-type="float" office:value="25" table:style-name="ce41">
            <text:p>25</text:p>
          </table:table-cell>
          <table:table-cell office:value-type="string" table:style-name="ce42">
            <text:p>A</text:p>
          </table:table-cell>
          <table:table-cell table:number-columns-repeated="1636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float" office:value="30" table:style-name="ce13">
            <text:p>30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5">
            <text:p>100</text:p>
          </table:table-cell>
          <table:table-cell office:value-type="float" office:value="30" table:style-name="ce13">
            <text:p>30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5">
            <text:p>100</text:p>
          </table:table-cell>
          <table:table-cell office:value-type="float" office:value="30" table:style-name="ce13">
            <text:p>30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5">
            <text:p>100</text:p>
          </table:table-cell>
          <table:table-cell office:value-type="float" office:value="30" table:style-name="ce13">
            <text:p>30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5">
            <text:p>100</text:p>
          </table:table-cell>
          <table:table-cell office:value-type="float" office:value="30" table:style-name="ce13">
            <text:p>30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5">
            <text:p>100</text:p>
          </table:table-cell>
          <table:table-cell table:number-columns-repeated="16363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8.25" table:style-name="ce31">
            <text:p>8.3</text:p>
          </table:table-cell>
          <table:table-cell office:value-type="float" office:value="0.3" table:style-name="ce31">
            <text:p>0.3</text:p>
          </table:table-cell>
          <table:table-cell office:value-type="float" office:value="2.9999999999999997E-4" table:formula="of:=[.C4]/1000" table:style-name="ce5">
            <text:p>0.0003</text:p>
          </table:table-cell>
          <table:table-cell office:value-type="float" office:value="53.456162496238825" table:formula="of:=([.B4]/2)*([.B4]/2)*PI()" table:style-name="ce6">
            <text:p>53.4561625</text:p>
          </table:table-cell>
          <table:table-cell table:style-name="ce1"/>
          <table:table-cell office:value-type="float" office:value="0.44999999999999996" table:formula="of:=[.$D4]*60*([.$H$2]*[.$H$2])" table:style-name="ce22">
            <text:p>0.45</text:p>
          </table:table-cell>
          <table:table-cell office:value-type="float" office:value="0.75" table:formula="of:=[.$D4]*100*([.$H$2]*[.$H$2])" table:style-name="ce23">
            <text:p>0.75</text:p>
          </table:table-cell>
          <table:table-cell office:value-type="float" office:value="1.5" table:formula="of:=[.$D4]*200*([.$H$2]*[.$H$2])" table:style-name="ce24">
            <text:p>1.50</text:p>
          </table:table-cell>
          <table:table-cell office:value-type="float" office:value="1.7999999999999998" table:formula="of:=[.$D4]*60*([.$K$2]*[.$K$2])" table:style-name="ce22">
            <text:p>1.80</text:p>
          </table:table-cell>
          <table:table-cell office:value-type="float" office:value="3" table:formula="of:=[.$D4]*100*([.$K$2]*[.$K$2])" table:style-name="ce23">
            <text:p>3.00</text:p>
          </table:table-cell>
          <table:table-cell office:value-type="float" office:value="6" table:formula="of:=[.$D4]*200*([.$K$2]*[.$K$2])" table:style-name="ce24">
            <text:p>6.00</text:p>
          </table:table-cell>
          <table:table-cell office:value-type="float" office:value="4.05" table:formula="of:=[.$D4]*60*([.$N$2]*[.$N$2])" table:style-name="ce22">
            <text:p>4.05</text:p>
          </table:table-cell>
          <table:table-cell office:value-type="float" office:value="6.75" table:formula="of:=[.$D4]*100*([.$N$2]*[.$N$2])" table:style-name="ce23">
            <text:p>6.75</text:p>
          </table:table-cell>
          <table:table-cell office:value-type="float" office:value="13.5" table:formula="of:=[.$D4]*200*([.$N$2]*[.$N$2])" table:style-name="ce24">
            <text:p>13.50</text:p>
          </table:table-cell>
          <table:table-cell office:value-type="float" office:value="7.1999999999999993" table:formula="of:=[.$D4]*60*([.$Q$2]*[.$Q$2])" table:style-name="ce22">
            <text:p>7.20</text:p>
          </table:table-cell>
          <table:table-cell office:value-type="float" office:value="12" table:formula="of:=[.$D4]*100*([.$Q$2]*[.$Q$2])" table:style-name="ce23">
            <text:p>12.00</text:p>
          </table:table-cell>
          <table:table-cell office:value-type="float" office:value="24" table:formula="of:=[.$D4]*200*([.$Q$2]*[.$Q$2])" table:style-name="ce24">
            <text:p>24.00</text:p>
          </table:table-cell>
          <table:table-cell office:value-type="float" office:value="11.25" table:formula="of:=[.$D4]*60*([.$T$2]*[.$T$2])" table:style-name="ce22">
            <text:p>11.25</text:p>
          </table:table-cell>
          <table:table-cell office:value-type="float" office:value="18.75" table:formula="of:=[.$D4]*100*([.$T$2]*[.$T$2])" table:style-name="ce23">
            <text:p>18.75</text:p>
          </table:table-cell>
          <table:table-cell office:value-type="float" office:value="37.5" table:formula="of:=[.$D4]*200*([.$T$2]*[.$T$2])" table:style-name="ce24">
            <text:p>37.50</text:p>
          </table:table-cell>
          <table:table-cell table:number-columns-repeated="16363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7.34" table:style-name="ce31">
            <text:p>7.3</text:p>
          </table:table-cell>
          <table:table-cell office:value-type="float" office:value="0.4" table:style-name="ce31">
            <text:p>0.4</text:p>
          </table:table-cell>
          <table:table-cell office:value-type="float" office:value="4.0000000000000002E-4" table:formula="of:=[.C5]/1000" table:style-name="ce5">
            <text:p>0.0004</text:p>
          </table:table-cell>
          <table:table-cell office:value-type="float" office:value="42.313797291935565" table:formula="of:=([.B5]/2)*([.B5]/2)*PI()" table:style-name="ce6">
            <text:p>42.31379729</text:p>
          </table:table-cell>
          <table:table-cell table:style-name="ce1"/>
          <table:table-cell office:value-type="float" office:value="0.6" table:formula="of:=[.$D5]*60*([.$H$2]*[.$H$2])" table:style-name="ce25">
            <text:p>0.60</text:p>
          </table:table-cell>
          <table:table-cell office:value-type="float" office:value="1" table:formula="of:=[.$D5]*100*([.$H$2]*[.$H$2])" table:style-name="ce26">
            <text:p>1.00</text:p>
          </table:table-cell>
          <table:table-cell office:value-type="float" office:value="2" table:formula="of:=[.$D5]*200*([.$H$2]*[.$H$2])" table:style-name="ce27">
            <text:p>2.00</text:p>
          </table:table-cell>
          <table:table-cell office:value-type="float" office:value="2.4" table:formula="of:=[.$D5]*60*([.$K$2]*[.$K$2])" table:style-name="ce25">
            <text:p>2.40</text:p>
          </table:table-cell>
          <table:table-cell office:value-type="float" office:value="4" table:formula="of:=[.$D5]*100*([.$K$2]*[.$K$2])" table:style-name="ce26">
            <text:p>4.00</text:p>
          </table:table-cell>
          <table:table-cell office:value-type="float" office:value="8" table:formula="of:=[.$D5]*200*([.$K$2]*[.$K$2])" table:style-name="ce27">
            <text:p>8.00</text:p>
          </table:table-cell>
          <table:table-cell office:value-type="float" office:value="5.4" table:formula="of:=[.$D5]*60*([.$N$2]*[.$N$2])" table:style-name="ce25">
            <text:p>5.40</text:p>
          </table:table-cell>
          <table:table-cell office:value-type="float" office:value="9" table:formula="of:=[.$D5]*100*([.$N$2]*[.$N$2])" table:style-name="ce26">
            <text:p>9.00</text:p>
          </table:table-cell>
          <table:table-cell office:value-type="float" office:value="18" table:formula="of:=[.$D5]*200*([.$N$2]*[.$N$2])" table:style-name="ce27">
            <text:p>18.00</text:p>
          </table:table-cell>
          <table:table-cell office:value-type="float" office:value="9.6" table:formula="of:=[.$D5]*60*([.$Q$2]*[.$Q$2])" table:style-name="ce25">
            <text:p>9.60</text:p>
          </table:table-cell>
          <table:table-cell office:value-type="float" office:value="16" table:formula="of:=[.$D5]*100*([.$Q$2]*[.$Q$2])" table:style-name="ce26">
            <text:p>16.00</text:p>
          </table:table-cell>
          <table:table-cell office:value-type="float" office:value="32" table:formula="of:=[.$D5]*200*([.$Q$2]*[.$Q$2])" table:style-name="ce27">
            <text:p>32.00</text:p>
          </table:table-cell>
          <table:table-cell office:value-type="float" office:value="15" table:formula="of:=[.$D5]*60*([.$T$2]*[.$T$2])" table:style-name="ce25">
            <text:p>15.00</text:p>
          </table:table-cell>
          <table:table-cell office:value-type="float" office:value="25" table:formula="of:=[.$D5]*100*([.$T$2]*[.$T$2])" table:style-name="ce26">
            <text:p>25.00</text:p>
          </table:table-cell>
          <table:table-cell office:value-type="float" office:value="50" table:formula="of:=[.$D5]*200*([.$T$2]*[.$T$2])" table:style-name="ce27">
            <text:p>50.00</text:p>
          </table:table-cell>
          <table:table-cell table:number-columns-repeated="16363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6.5" table:style-name="ce31">
            <text:p>6.5</text:p>
          </table:table-cell>
          <table:table-cell office:value-type="float" office:value="0.5" table:style-name="ce31">
            <text:p>0.5</text:p>
          </table:table-cell>
          <table:table-cell office:value-type="float" office:value="5.0000000000000001E-4" table:formula="of:=[.C6]/1000" table:style-name="ce5">
            <text:p>0.0005</text:p>
          </table:table-cell>
          <table:table-cell office:value-type="float" office:value="33.183072403542191" table:formula="of:=([.B6]/2)*([.B6]/2)*PI()" table:style-name="ce6">
            <text:p>33.1830724</text:p>
          </table:table-cell>
          <table:table-cell table:style-name="ce1"/>
          <table:table-cell office:value-type="float" office:value="0.75" table:formula="of:=[.$D6]*60*([.$H$2]*[.$H$2])" table:style-name="ce25">
            <text:p>0.75</text:p>
          </table:table-cell>
          <table:table-cell office:value-type="float" office:value="1.25" table:formula="of:=[.$D6]*100*([.$H$2]*[.$H$2])" table:style-name="ce26">
            <text:p>1.25</text:p>
          </table:table-cell>
          <table:table-cell office:value-type="float" office:value="2.5" table:formula="of:=[.$D6]*200*([.$H$2]*[.$H$2])" table:style-name="ce27">
            <text:p>2.50</text:p>
          </table:table-cell>
          <table:table-cell office:value-type="float" office:value="3" table:formula="of:=[.$D6]*60*([.$K$2]*[.$K$2])" table:style-name="ce25">
            <text:p>3.00</text:p>
          </table:table-cell>
          <table:table-cell office:value-type="float" office:value="5" table:formula="of:=[.$D6]*100*([.$K$2]*[.$K$2])" table:style-name="ce26">
            <text:p>5.00</text:p>
          </table:table-cell>
          <table:table-cell office:value-type="float" office:value="10" table:formula="of:=[.$D6]*200*([.$K$2]*[.$K$2])" table:style-name="ce27">
            <text:p>10.00</text:p>
          </table:table-cell>
          <table:table-cell office:value-type="float" office:value="6.75" table:formula="of:=[.$D6]*60*([.$N$2]*[.$N$2])" table:style-name="ce25">
            <text:p>6.75</text:p>
          </table:table-cell>
          <table:table-cell office:value-type="float" office:value="11.25" table:formula="of:=[.$D6]*100*([.$N$2]*[.$N$2])" table:style-name="ce26">
            <text:p>11.25</text:p>
          </table:table-cell>
          <table:table-cell office:value-type="float" office:value="22.5" table:formula="of:=[.$D6]*200*([.$N$2]*[.$N$2])" table:style-name="ce27">
            <text:p>22.50</text:p>
          </table:table-cell>
          <table:table-cell office:value-type="float" office:value="12" table:formula="of:=[.$D6]*60*([.$Q$2]*[.$Q$2])" table:style-name="ce25">
            <text:p>12.00</text:p>
          </table:table-cell>
          <table:table-cell office:value-type="float" office:value="20" table:formula="of:=[.$D6]*100*([.$Q$2]*[.$Q$2])" table:style-name="ce26">
            <text:p>20.00</text:p>
          </table:table-cell>
          <table:table-cell office:value-type="float" office:value="40" table:formula="of:=[.$D6]*200*([.$Q$2]*[.$Q$2])" table:style-name="ce27">
            <text:p>40.00</text:p>
          </table:table-cell>
          <table:table-cell office:value-type="float" office:value="18.75" table:formula="of:=[.$D6]*60*([.$T$2]*[.$T$2])" table:style-name="ce25">
            <text:p>18.75</text:p>
          </table:table-cell>
          <table:table-cell office:value-type="float" office:value="31.25" table:formula="of:=[.$D6]*100*([.$T$2]*[.$T$2])" table:style-name="ce26">
            <text:p>31.25</text:p>
          </table:table-cell>
          <table:table-cell office:value-type="float" office:value="62.5" table:formula="of:=[.$D6]*200*([.$T$2]*[.$T$2])" table:style-name="ce27">
            <text:p>62.50</text:p>
          </table:table-cell>
          <table:table-cell table:number-columns-repeated="16363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5.8" table:style-name="ce31">
            <text:p>5.8</text:p>
          </table:table-cell>
          <table:table-cell office:value-type="float" office:value="0.65" table:style-name="ce31">
            <text:p>0.7</text:p>
          </table:table-cell>
          <table:table-cell office:value-type="float" office:value="6.4999999999999997E-4" table:formula="of:=[.C7]/1000" table:style-name="ce5">
            <text:p>0.00065</text:p>
          </table:table-cell>
          <table:table-cell office:value-type="float" office:value="26.420794216690162" table:formula="of:=([.B7]/2)*([.B7]/2)*PI()" table:style-name="ce6">
            <text:p>26.42079422</text:p>
          </table:table-cell>
          <table:table-cell table:style-name="ce1"/>
          <table:table-cell office:value-type="float" office:value="0.97499999999999998" table:formula="of:=[.$D7]*60*([.$H$2]*[.$H$2])" table:style-name="ce25">
            <text:p>0.98</text:p>
          </table:table-cell>
          <table:table-cell office:value-type="float" office:value="1.625" table:formula="of:=[.$D7]*100*([.$H$2]*[.$H$2])" table:style-name="ce26">
            <text:p>1.63</text:p>
          </table:table-cell>
          <table:table-cell office:value-type="float" office:value="3.25" table:formula="of:=[.$D7]*200*([.$H$2]*[.$H$2])" table:style-name="ce27">
            <text:p>3.25</text:p>
          </table:table-cell>
          <table:table-cell office:value-type="float" office:value="3.9" table:formula="of:=[.$D7]*60*([.$K$2]*[.$K$2])" table:style-name="ce25">
            <text:p>3.90</text:p>
          </table:table-cell>
          <table:table-cell office:value-type="float" office:value="6.5" table:formula="of:=[.$D7]*100*([.$K$2]*[.$K$2])" table:style-name="ce26">
            <text:p>6.50</text:p>
          </table:table-cell>
          <table:table-cell office:value-type="float" office:value="13" table:formula="of:=[.$D7]*200*([.$K$2]*[.$K$2])" table:style-name="ce27">
            <text:p>13.00</text:p>
          </table:table-cell>
          <table:table-cell office:value-type="float" office:value="8.7750000000000004" table:formula="of:=[.$D7]*60*([.$N$2]*[.$N$2])" table:style-name="ce25">
            <text:p>8.78</text:p>
          </table:table-cell>
          <table:table-cell office:value-type="float" office:value="14.625" table:formula="of:=[.$D7]*100*([.$N$2]*[.$N$2])" table:style-name="ce26">
            <text:p>14.63</text:p>
          </table:table-cell>
          <table:table-cell office:value-type="float" office:value="29.25" table:formula="of:=[.$D7]*200*([.$N$2]*[.$N$2])" table:style-name="ce27">
            <text:p>29.25</text:p>
          </table:table-cell>
          <table:table-cell office:value-type="float" office:value="15.6" table:formula="of:=[.$D7]*60*([.$Q$2]*[.$Q$2])" table:style-name="ce25">
            <text:p>15.60</text:p>
          </table:table-cell>
          <table:table-cell office:value-type="float" office:value="26" table:formula="of:=[.$D7]*100*([.$Q$2]*[.$Q$2])" table:style-name="ce26">
            <text:p>26.00</text:p>
          </table:table-cell>
          <table:table-cell office:value-type="float" office:value="52" table:formula="of:=[.$D7]*200*([.$Q$2]*[.$Q$2])" table:style-name="ce27">
            <text:p>52.00</text:p>
          </table:table-cell>
          <table:table-cell office:value-type="float" office:value="24.375" table:formula="of:=[.$D7]*60*([.$T$2]*[.$T$2])" table:style-name="ce25">
            <text:p>24.38</text:p>
          </table:table-cell>
          <table:table-cell office:value-type="float" office:value="40.625" table:formula="of:=[.$D7]*100*([.$T$2]*[.$T$2])" table:style-name="ce26">
            <text:p>40.63</text:p>
          </table:table-cell>
          <table:table-cell office:value-type="float" office:value="81.25" table:formula="of:=[.$D7]*200*([.$T$2]*[.$T$2])" table:style-name="ce27">
            <text:p>81.25</text:p>
          </table:table-cell>
          <table:table-cell table:number-columns-repeated="16363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5.0999999999999996" table:style-name="ce31">
            <text:p>5.1</text:p>
          </table:table-cell>
          <table:table-cell office:value-type="float" office:value="0.8" table:style-name="ce31">
            <text:p>0.8</text:p>
          </table:table-cell>
          <table:table-cell office:value-type="float" office:value="8.0000000000000004E-4" table:formula="of:=[.C8]/1000" table:style-name="ce5">
            <text:p>0.0008</text:p>
          </table:table-cell>
          <table:table-cell office:value-type="float" office:value="20.428206229967628" table:formula="of:=([.B8]/2)*([.B8]/2)*PI()" table:style-name="ce6">
            <text:p>20.42820623</text:p>
          </table:table-cell>
          <table:table-cell table:style-name="ce1"/>
          <table:table-cell office:value-type="float" office:value="1.2" table:formula="of:=[.$D8]*60*([.$H$2]*[.$H$2])" table:style-name="ce25">
            <text:p>1.20</text:p>
          </table:table-cell>
          <table:table-cell office:value-type="float" office:value="2" table:formula="of:=[.$D8]*100*([.$H$2]*[.$H$2])" table:style-name="ce26">
            <text:p>2.00</text:p>
          </table:table-cell>
          <table:table-cell office:value-type="float" office:value="4" table:formula="of:=[.$D8]*200*([.$H$2]*[.$H$2])" table:style-name="ce27">
            <text:p>4.00</text:p>
          </table:table-cell>
          <table:table-cell office:value-type="float" office:value="4.8" table:formula="of:=[.$D8]*60*([.$K$2]*[.$K$2])" table:style-name="ce25">
            <text:p>4.80</text:p>
          </table:table-cell>
          <table:table-cell office:value-type="float" office:value="8" table:formula="of:=[.$D8]*100*([.$K$2]*[.$K$2])" table:style-name="ce26">
            <text:p>8.00</text:p>
          </table:table-cell>
          <table:table-cell office:value-type="float" office:value="16" table:formula="of:=[.$D8]*200*([.$K$2]*[.$K$2])" table:style-name="ce27">
            <text:p>16.00</text:p>
          </table:table-cell>
          <table:table-cell office:value-type="float" office:value="10.8" table:formula="of:=[.$D8]*60*([.$N$2]*[.$N$2])" table:style-name="ce25">
            <text:p>10.80</text:p>
          </table:table-cell>
          <table:table-cell office:value-type="float" office:value="18" table:formula="of:=[.$D8]*100*([.$N$2]*[.$N$2])" table:style-name="ce26">
            <text:p>18.00</text:p>
          </table:table-cell>
          <table:table-cell office:value-type="float" office:value="36" table:formula="of:=[.$D8]*200*([.$N$2]*[.$N$2])" table:style-name="ce27">
            <text:p>36.00</text:p>
          </table:table-cell>
          <table:table-cell office:value-type="float" office:value="19.2" table:formula="of:=[.$D8]*60*([.$Q$2]*[.$Q$2])" table:style-name="ce25">
            <text:p>19.20</text:p>
          </table:table-cell>
          <table:table-cell office:value-type="float" office:value="32" table:formula="of:=[.$D8]*100*([.$Q$2]*[.$Q$2])" table:style-name="ce26">
            <text:p>32.00</text:p>
          </table:table-cell>
          <table:table-cell office:value-type="float" office:value="64" table:formula="of:=[.$D8]*200*([.$Q$2]*[.$Q$2])" table:style-name="ce27">
            <text:p>64.00</text:p>
          </table:table-cell>
          <table:table-cell office:value-type="float" office:value="30" table:formula="of:=[.$D8]*60*([.$T$2]*[.$T$2])" table:style-name="ce25">
            <text:p>30.00</text:p>
          </table:table-cell>
          <table:table-cell office:value-type="float" office:value="50" table:formula="of:=[.$D8]*100*([.$T$2]*[.$T$2])" table:style-name="ce26">
            <text:p>50.00</text:p>
          </table:table-cell>
          <table:table-cell office:value-type="float" office:value="100" table:formula="of:=[.$D8]*200*([.$T$2]*[.$T$2])" table:style-name="ce27">
            <text:p>100.00</text:p>
          </table:table-cell>
          <table:table-cell table:number-columns-repeated="16363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4.5999999999999996" table:style-name="ce31">
            <text:p>4.6</text:p>
          </table:table-cell>
          <table:table-cell office:value-type="float" office:value="1" table:style-name="ce31">
            <text:p>1.0</text:p>
          </table:table-cell>
          <table:table-cell office:value-type="float" office:value="1E-3" table:formula="of:=[.C9]/1000" table:style-name="ce5">
            <text:p>0.001</text:p>
          </table:table-cell>
          <table:table-cell office:value-type="float" office:value="16.619025137490002" table:formula="of:=([.B9]/2)*([.B9]/2)*PI()" table:style-name="ce6">
            <text:p>16.61902514</text:p>
          </table:table-cell>
          <table:table-cell table:style-name="ce1"/>
          <table:table-cell office:value-type="float" office:value="1.5" table:formula="of:=[.$D9]*60*([.$H$2]*[.$H$2])" table:style-name="ce25">
            <text:p>1.50</text:p>
          </table:table-cell>
          <table:table-cell office:value-type="float" office:value="2.5" table:formula="of:=[.$D9]*100*([.$H$2]*[.$H$2])" table:style-name="ce26">
            <text:p>2.50</text:p>
          </table:table-cell>
          <table:table-cell office:value-type="float" office:value="5" table:formula="of:=[.$D9]*200*([.$H$2]*[.$H$2])" table:style-name="ce27">
            <text:p>5.00</text:p>
          </table:table-cell>
          <table:table-cell office:value-type="float" office:value="6" table:formula="of:=[.$D9]*60*([.$K$2]*[.$K$2])" table:style-name="ce25">
            <text:p>6.00</text:p>
          </table:table-cell>
          <table:table-cell office:value-type="float" office:value="10" table:formula="of:=[.$D9]*100*([.$K$2]*[.$K$2])" table:style-name="ce26">
            <text:p>10.00</text:p>
          </table:table-cell>
          <table:table-cell office:value-type="float" office:value="20" table:formula="of:=[.$D9]*200*([.$K$2]*[.$K$2])" table:style-name="ce27">
            <text:p>20.00</text:p>
          </table:table-cell>
          <table:table-cell office:value-type="float" office:value="13.5" table:formula="of:=[.$D9]*60*([.$N$2]*[.$N$2])" table:style-name="ce25">
            <text:p>13.50</text:p>
          </table:table-cell>
          <table:table-cell office:value-type="float" office:value="22.5" table:formula="of:=[.$D9]*100*([.$N$2]*[.$N$2])" table:style-name="ce26">
            <text:p>22.50</text:p>
          </table:table-cell>
          <table:table-cell office:value-type="float" office:value="45" table:formula="of:=[.$D9]*200*([.$N$2]*[.$N$2])" table:style-name="ce27">
            <text:p>45.00</text:p>
          </table:table-cell>
          <table:table-cell office:value-type="float" office:value="24" table:formula="of:=[.$D9]*60*([.$Q$2]*[.$Q$2])" table:style-name="ce25">
            <text:p>24.00</text:p>
          </table:table-cell>
          <table:table-cell office:value-type="float" office:value="40" table:formula="of:=[.$D9]*100*([.$Q$2]*[.$Q$2])" table:style-name="ce26">
            <text:p>40.00</text:p>
          </table:table-cell>
          <table:table-cell office:value-type="float" office:value="80" table:formula="of:=[.$D9]*200*([.$Q$2]*[.$Q$2])" table:style-name="ce27">
            <text:p>80.00</text:p>
          </table:table-cell>
          <table:table-cell office:value-type="float" office:value="37.5" table:formula="of:=[.$D9]*60*([.$T$2]*[.$T$2])" table:style-name="ce25">
            <text:p>37.50</text:p>
          </table:table-cell>
          <table:table-cell office:value-type="float" office:value="62.5" table:formula="of:=[.$D9]*100*([.$T$2]*[.$T$2])" table:style-name="ce26">
            <text:p>62.50</text:p>
          </table:table-cell>
          <table:table-cell office:value-type="float" office:value="125" table:formula="of:=[.$D9]*200*([.$T$2]*[.$T$2])" table:style-name="ce27">
            <text:p>125.00</text:p>
          </table:table-cell>
          <table:table-cell table:number-columns-repeated="16363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4.0999999999999996" table:style-name="ce31">
            <text:p>4.1</text:p>
          </table:table-cell>
          <table:table-cell office:value-type="float" office:value="1.2" table:style-name="ce31">
            <text:p>1.2</text:p>
          </table:table-cell>
          <table:table-cell office:value-type="float" office:value="1.1999999999999999E-3" table:formula="of:=[.C10]/1000" table:style-name="ce5">
            <text:p>0.0012</text:p>
          </table:table-cell>
          <table:table-cell office:value-type="float" office:value="13.202543126711104" table:formula="of:=([.B10]/2)*([.B10]/2)*PI()" table:style-name="ce6">
            <text:p>13.20254313</text:p>
          </table:table-cell>
          <table:table-cell table:style-name="ce1"/>
          <table:table-cell office:value-type="float" office:value="1.7999999999999998" table:formula="of:=[.$D10]*60*([.$H$2]*[.$H$2])" table:style-name="ce25">
            <text:p>1.80</text:p>
          </table:table-cell>
          <table:table-cell office:value-type="float" office:value="3" table:formula="of:=[.$D10]*100*([.$H$2]*[.$H$2])" table:style-name="ce26">
            <text:p>3.00</text:p>
          </table:table-cell>
          <table:table-cell office:value-type="float" office:value="6" table:formula="of:=[.$D10]*200*([.$H$2]*[.$H$2])" table:style-name="ce27">
            <text:p>6.00</text:p>
          </table:table-cell>
          <table:table-cell office:value-type="float" office:value="7.1999999999999993" table:formula="of:=[.$D10]*60*([.$K$2]*[.$K$2])" table:style-name="ce25">
            <text:p>7.20</text:p>
          </table:table-cell>
          <table:table-cell office:value-type="float" office:value="12" table:formula="of:=[.$D10]*100*([.$K$2]*[.$K$2])" table:style-name="ce26">
            <text:p>12.00</text:p>
          </table:table-cell>
          <table:table-cell office:value-type="float" office:value="24" table:formula="of:=[.$D10]*200*([.$K$2]*[.$K$2])" table:style-name="ce27">
            <text:p>24.00</text:p>
          </table:table-cell>
          <table:table-cell office:value-type="float" office:value="16.2" table:formula="of:=[.$D10]*60*([.$N$2]*[.$N$2])" table:style-name="ce25">
            <text:p>16.20</text:p>
          </table:table-cell>
          <table:table-cell office:value-type="float" office:value="27" table:formula="of:=[.$D10]*100*([.$N$2]*[.$N$2])" table:style-name="ce26">
            <text:p>27.00</text:p>
          </table:table-cell>
          <table:table-cell office:value-type="float" office:value="54" table:formula="of:=[.$D10]*200*([.$N$2]*[.$N$2])" table:style-name="ce27">
            <text:p>54.00</text:p>
          </table:table-cell>
          <table:table-cell office:value-type="float" office:value="28.799999999999997" table:formula="of:=[.$D10]*60*([.$Q$2]*[.$Q$2])" table:style-name="ce25">
            <text:p>28.80</text:p>
          </table:table-cell>
          <table:table-cell office:value-type="float" office:value="48" table:formula="of:=[.$D10]*100*([.$Q$2]*[.$Q$2])" table:style-name="ce26">
            <text:p>48.00</text:p>
          </table:table-cell>
          <table:table-cell office:value-type="float" office:value="96" table:formula="of:=[.$D10]*200*([.$Q$2]*[.$Q$2])" table:style-name="ce27">
            <text:p>96.00</text:p>
          </table:table-cell>
          <table:table-cell office:value-type="float" office:value="45" table:formula="of:=[.$D10]*60*([.$T$2]*[.$T$2])" table:style-name="ce25">
            <text:p>45.00</text:p>
          </table:table-cell>
          <table:table-cell office:value-type="float" office:value="75" table:formula="of:=[.$D10]*100*([.$T$2]*[.$T$2])" table:style-name="ce26">
            <text:p>75.00</text:p>
          </table:table-cell>
          <table:table-cell office:value-type="float" office:value="150" table:formula="of:=[.$D10]*200*([.$T$2]*[.$T$2])" table:style-name="ce27">
            <text:p>150.00</text:p>
          </table:table-cell>
          <table:table-cell table:number-columns-repeated="16363"/>
        </table:table-row>
        <table:table-row table:style-name="ro2">
          <table:table-cell office:value-type="float" office:value="7" table:style-name="ce11">
            <text:p>7</text:p>
          </table:table-cell>
          <table:table-cell office:value-type="float" office:value="3.6" table:style-name="ce31">
            <text:p>3.6</text:p>
          </table:table-cell>
          <table:table-cell office:value-type="float" office:value="1.6" table:style-name="ce31">
            <text:p>1.6</text:p>
          </table:table-cell>
          <table:table-cell office:value-type="float" office:value="1.6000000000000001E-3" table:formula="of:=[.C11]/1000" table:style-name="ce5">
            <text:p>0.0016</text:p>
          </table:table-cell>
          <table:table-cell office:value-type="float" office:value="10.178760197630931" table:formula="of:=([.B11]/2)*([.B11]/2)*PI()" table:style-name="ce6">
            <text:p>10.1787602</text:p>
          </table:table-cell>
          <table:table-cell table:style-name="ce1"/>
          <table:table-cell office:value-type="float" office:value="2.4" table:formula="of:=[.$D11]*60*([.$H$2]*[.$H$2])" table:style-name="ce25">
            <text:p>2.40</text:p>
          </table:table-cell>
          <table:table-cell office:value-type="float" office:value="4" table:formula="of:=[.$D11]*100*([.$H$2]*[.$H$2])" table:style-name="ce26">
            <text:p>4.00</text:p>
          </table:table-cell>
          <table:table-cell office:value-type="float" office:value="8" table:formula="of:=[.$D11]*200*([.$H$2]*[.$H$2])" table:style-name="ce27">
            <text:p>8.00</text:p>
          </table:table-cell>
          <table:table-cell office:value-type="float" office:value="9.6" table:formula="of:=[.$D11]*60*([.$K$2]*[.$K$2])" table:style-name="ce25">
            <text:p>9.60</text:p>
          </table:table-cell>
          <table:table-cell office:value-type="float" office:value="16" table:formula="of:=[.$D11]*100*([.$K$2]*[.$K$2])" table:style-name="ce26">
            <text:p>16.00</text:p>
          </table:table-cell>
          <table:table-cell office:value-type="float" office:value="32" table:formula="of:=[.$D11]*200*([.$K$2]*[.$K$2])" table:style-name="ce27">
            <text:p>32.00</text:p>
          </table:table-cell>
          <table:table-cell office:value-type="float" office:value="21.6" table:formula="of:=[.$D11]*60*([.$N$2]*[.$N$2])" table:style-name="ce25">
            <text:p>21.60</text:p>
          </table:table-cell>
          <table:table-cell office:value-type="float" office:value="36" table:formula="of:=[.$D11]*100*([.$N$2]*[.$N$2])" table:style-name="ce26">
            <text:p>36.00</text:p>
          </table:table-cell>
          <table:table-cell office:value-type="float" office:value="72" table:formula="of:=[.$D11]*200*([.$N$2]*[.$N$2])" table:style-name="ce27">
            <text:p>72.00</text:p>
          </table:table-cell>
          <table:table-cell office:value-type="float" office:value="38.4" table:formula="of:=[.$D11]*60*([.$Q$2]*[.$Q$2])" table:style-name="ce25">
            <text:p>38.40</text:p>
          </table:table-cell>
          <table:table-cell office:value-type="float" office:value="64" table:formula="of:=[.$D11]*100*([.$Q$2]*[.$Q$2])" table:style-name="ce26">
            <text:p>64.00</text:p>
          </table:table-cell>
          <table:table-cell office:value-type="float" office:value="128" table:formula="of:=[.$D11]*200*([.$Q$2]*[.$Q$2])" table:style-name="ce27">
            <text:p>128.00</text:p>
          </table:table-cell>
          <table:table-cell office:value-type="float" office:value="60" table:formula="of:=[.$D11]*60*([.$T$2]*[.$T$2])" table:style-name="ce25">
            <text:p>60.00</text:p>
          </table:table-cell>
          <table:table-cell office:value-type="float" office:value="100" table:formula="of:=[.$D11]*100*([.$T$2]*[.$T$2])" table:style-name="ce26">
            <text:p>100.00</text:p>
          </table:table-cell>
          <table:table-cell office:value-type="float" office:value="200" table:formula="of:=[.$D11]*200*([.$T$2]*[.$T$2])" table:style-name="ce27">
            <text:p>200.00</text:p>
          </table:table-cell>
          <table:table-cell table:number-columns-repeated="16363"/>
        </table:table-row>
        <table:table-row table:style-name="ro2">
          <table:table-cell office:value-type="float" office:value="8" table:style-name="ce11">
            <text:p>8</text:p>
          </table:table-cell>
          <table:table-cell office:value-type="float" office:value="3.2" table:style-name="ce31">
            <text:p>3.2</text:p>
          </table:table-cell>
          <table:table-cell office:value-type="float" office:value="2" table:style-name="ce31">
            <text:p>2.0</text:p>
          </table:table-cell>
          <table:table-cell office:value-type="float" office:value="2E-3" table:formula="of:=[.C12]/1000" table:style-name="ce5">
            <text:p>0.002</text:p>
          </table:table-cell>
          <table:table-cell office:value-type="float" office:value="8.0424771931898711" table:formula="of:=([.B12]/2)*([.B12]/2)*PI()" table:style-name="ce6">
            <text:p>8.042477193</text:p>
          </table:table-cell>
          <table:table-cell table:style-name="ce1"/>
          <table:table-cell office:value-type="float" office:value="3" table:formula="of:=[.$D12]*60*([.$H$2]*[.$H$2])" table:style-name="ce25">
            <text:p>3.00</text:p>
          </table:table-cell>
          <table:table-cell office:value-type="float" office:value="5" table:formula="of:=[.$D12]*100*([.$H$2]*[.$H$2])" table:style-name="ce26">
            <text:p>5.00</text:p>
          </table:table-cell>
          <table:table-cell office:value-type="float" office:value="10" table:formula="of:=[.$D12]*200*([.$H$2]*[.$H$2])" table:style-name="ce27">
            <text:p>10.00</text:p>
          </table:table-cell>
          <table:table-cell office:value-type="float" office:value="12" table:formula="of:=[.$D12]*60*([.$K$2]*[.$K$2])" table:style-name="ce25">
            <text:p>12.00</text:p>
          </table:table-cell>
          <table:table-cell office:value-type="float" office:value="20" table:formula="of:=[.$D12]*100*([.$K$2]*[.$K$2])" table:style-name="ce26">
            <text:p>20.00</text:p>
          </table:table-cell>
          <table:table-cell office:value-type="float" office:value="40" table:formula="of:=[.$D12]*200*([.$K$2]*[.$K$2])" table:style-name="ce27">
            <text:p>40.00</text:p>
          </table:table-cell>
          <table:table-cell office:value-type="float" office:value="27" table:formula="of:=[.$D12]*60*([.$N$2]*[.$N$2])" table:style-name="ce25">
            <text:p>27.00</text:p>
          </table:table-cell>
          <table:table-cell office:value-type="float" office:value="45" table:formula="of:=[.$D12]*100*([.$N$2]*[.$N$2])" table:style-name="ce26">
            <text:p>45.00</text:p>
          </table:table-cell>
          <table:table-cell office:value-type="float" office:value="90" table:formula="of:=[.$D12]*200*([.$N$2]*[.$N$2])" table:style-name="ce27">
            <text:p>90.00</text:p>
          </table:table-cell>
          <table:table-cell office:value-type="float" office:value="48" table:formula="of:=[.$D12]*60*([.$Q$2]*[.$Q$2])" table:style-name="ce25">
            <text:p>48.00</text:p>
          </table:table-cell>
          <table:table-cell office:value-type="float" office:value="80" table:formula="of:=[.$D12]*100*([.$Q$2]*[.$Q$2])" table:style-name="ce26">
            <text:p>80.00</text:p>
          </table:table-cell>
          <table:table-cell office:value-type="float" office:value="160" table:formula="of:=[.$D12]*200*([.$Q$2]*[.$Q$2])" table:style-name="ce27">
            <text:p>160.00</text:p>
          </table:table-cell>
          <table:table-cell office:value-type="float" office:value="75" table:formula="of:=[.$D12]*60*([.$T$2]*[.$T$2])" table:style-name="ce25">
            <text:p>75.00</text:p>
          </table:table-cell>
          <table:table-cell office:value-type="float" office:value="125" table:formula="of:=[.$D12]*100*([.$T$2]*[.$T$2])" table:style-name="ce26">
            <text:p>125.00</text:p>
          </table:table-cell>
          <table:table-cell office:value-type="float" office:value="250" table:formula="of:=[.$D12]*200*([.$T$2]*[.$T$2])" table:style-name="ce27">
            <text:p>250.00</text:p>
          </table:table-cell>
          <table:table-cell table:number-columns-repeated="16363"/>
        </table:table-row>
        <table:table-row table:style-name="ro2">
          <table:table-cell office:value-type="float" office:value="9" table:style-name="ce11">
            <text:p>9</text:p>
          </table:table-cell>
          <table:table-cell office:value-type="float" office:value="2.9" table:style-name="ce31">
            <text:p>2.9</text:p>
          </table:table-cell>
          <table:table-cell office:value-type="float" office:value="2.6" table:style-name="ce31">
            <text:p>2.6</text:p>
          </table:table-cell>
          <table:table-cell office:value-type="float" office:value="2.5999999999999999E-3" table:formula="of:=[.C13]/1000" table:style-name="ce5">
            <text:p>0.0026</text:p>
          </table:table-cell>
          <table:table-cell office:value-type="float" office:value="6.6051985541725404" table:formula="of:=([.B13]/2)*([.B13]/2)*PI()" table:style-name="ce6">
            <text:p>6.605198554</text:p>
          </table:table-cell>
          <table:table-cell table:style-name="ce1"/>
          <table:table-cell office:value-type="float" office:value="3.9" table:formula="of:=[.$D13]*60*([.$H$2]*[.$H$2])" table:style-name="ce25">
            <text:p>3.90</text:p>
          </table:table-cell>
          <table:table-cell office:value-type="float" office:value="6.5" table:formula="of:=[.$D13]*100*([.$H$2]*[.$H$2])" table:style-name="ce26">
            <text:p>6.50</text:p>
          </table:table-cell>
          <table:table-cell office:value-type="float" office:value="13" table:formula="of:=[.$D13]*200*([.$H$2]*[.$H$2])" table:style-name="ce27">
            <text:p>13.00</text:p>
          </table:table-cell>
          <table:table-cell office:value-type="float" office:value="15.6" table:formula="of:=[.$D13]*60*([.$K$2]*[.$K$2])" table:style-name="ce25">
            <text:p>15.60</text:p>
          </table:table-cell>
          <table:table-cell office:value-type="float" office:value="26" table:formula="of:=[.$D13]*100*([.$K$2]*[.$K$2])" table:style-name="ce26">
            <text:p>26.00</text:p>
          </table:table-cell>
          <table:table-cell office:value-type="float" office:value="52" table:formula="of:=[.$D13]*200*([.$K$2]*[.$K$2])" table:style-name="ce27">
            <text:p>52.00</text:p>
          </table:table-cell>
          <table:table-cell office:value-type="float" office:value="35.1" table:formula="of:=[.$D13]*60*([.$N$2]*[.$N$2])" table:style-name="ce25">
            <text:p>35.10</text:p>
          </table:table-cell>
          <table:table-cell office:value-type="float" office:value="58.5" table:formula="of:=[.$D13]*100*([.$N$2]*[.$N$2])" table:style-name="ce26">
            <text:p>58.50</text:p>
          </table:table-cell>
          <table:table-cell office:value-type="float" office:value="117" table:formula="of:=[.$D13]*200*([.$N$2]*[.$N$2])" table:style-name="ce27">
            <text:p>117.00</text:p>
          </table:table-cell>
          <table:table-cell office:value-type="float" office:value="62.4" table:formula="of:=[.$D13]*60*([.$Q$2]*[.$Q$2])" table:style-name="ce25">
            <text:p>62.40</text:p>
          </table:table-cell>
          <table:table-cell office:value-type="float" office:value="104" table:formula="of:=[.$D13]*100*([.$Q$2]*[.$Q$2])" table:style-name="ce26">
            <text:p>104.00</text:p>
          </table:table-cell>
          <table:table-cell office:value-type="float" office:value="208" table:formula="of:=[.$D13]*200*([.$Q$2]*[.$Q$2])" table:style-name="ce27">
            <text:p>208.00</text:p>
          </table:table-cell>
          <table:table-cell office:value-type="float" office:value="97.5" table:formula="of:=[.$D13]*60*([.$T$2]*[.$T$2])" table:style-name="ce25">
            <text:p>97.50</text:p>
          </table:table-cell>
          <table:table-cell office:value-type="float" office:value="162.5" table:formula="of:=[.$D13]*100*([.$T$2]*[.$T$2])" table:style-name="ce26">
            <text:p>162.50</text:p>
          </table:table-cell>
          <table:table-cell office:value-type="float" office:value="325" table:formula="of:=[.$D13]*200*([.$T$2]*[.$T$2])" table:style-name="ce27">
            <text:p>325.00</text:p>
          </table:table-cell>
          <table:table-cell table:number-columns-repeated="16363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float" office:value="2.6" table:style-name="ce31">
            <text:p>2.6</text:p>
          </table:table-cell>
          <table:table-cell office:value-type="float" office:value="3.2" table:style-name="ce31">
            <text:p>3.2</text:p>
          </table:table-cell>
          <table:table-cell office:value-type="float" office:value="3.2000000000000002E-3" table:formula="of:=[.C14]/1000" table:style-name="ce5">
            <text:p>0.0032</text:p>
          </table:table-cell>
          <table:table-cell office:value-type="float" office:value="5.3092915845667505" table:formula="of:=([.B14]/2)*([.B14]/2)*PI()" table:style-name="ce6">
            <text:p>5.309291585</text:p>
          </table:table-cell>
          <table:table-cell table:style-name="ce1"/>
          <table:table-cell office:value-type="float" office:value="4.8" table:formula="of:=[.$D14]*60*([.$H$2]*[.$H$2])" table:style-name="ce25">
            <text:p>4.80</text:p>
          </table:table-cell>
          <table:table-cell office:value-type="float" office:value="8" table:formula="of:=[.$D14]*100*([.$H$2]*[.$H$2])" table:style-name="ce26">
            <text:p>8.00</text:p>
          </table:table-cell>
          <table:table-cell office:value-type="float" office:value="16" table:formula="of:=[.$D14]*200*([.$H$2]*[.$H$2])" table:style-name="ce27">
            <text:p>16.00</text:p>
          </table:table-cell>
          <table:table-cell office:value-type="float" office:value="19.2" table:formula="of:=[.$D14]*60*([.$K$2]*[.$K$2])" table:style-name="ce25">
            <text:p>19.20</text:p>
          </table:table-cell>
          <table:table-cell office:value-type="float" office:value="32" table:formula="of:=[.$D14]*100*([.$K$2]*[.$K$2])" table:style-name="ce26">
            <text:p>32.00</text:p>
          </table:table-cell>
          <table:table-cell office:value-type="float" office:value="64" table:formula="of:=[.$D14]*200*([.$K$2]*[.$K$2])" table:style-name="ce27">
            <text:p>64.00</text:p>
          </table:table-cell>
          <table:table-cell office:value-type="float" office:value="43.2" table:formula="of:=[.$D14]*60*([.$N$2]*[.$N$2])" table:style-name="ce25">
            <text:p>43.20</text:p>
          </table:table-cell>
          <table:table-cell office:value-type="float" office:value="72" table:formula="of:=[.$D14]*100*([.$N$2]*[.$N$2])" table:style-name="ce26">
            <text:p>72.00</text:p>
          </table:table-cell>
          <table:table-cell office:value-type="float" office:value="144" table:formula="of:=[.$D14]*200*([.$N$2]*[.$N$2])" table:style-name="ce27">
            <text:p>144.00</text:p>
          </table:table-cell>
          <table:table-cell office:value-type="float" office:value="76.8" table:formula="of:=[.$D14]*60*([.$Q$2]*[.$Q$2])" table:style-name="ce25">
            <text:p>76.80</text:p>
          </table:table-cell>
          <table:table-cell office:value-type="float" office:value="128" table:formula="of:=[.$D14]*100*([.$Q$2]*[.$Q$2])" table:style-name="ce26">
            <text:p>128.00</text:p>
          </table:table-cell>
          <table:table-cell office:value-type="float" office:value="256" table:formula="of:=[.$D14]*200*([.$Q$2]*[.$Q$2])" table:style-name="ce27">
            <text:p>256.00</text:p>
          </table:table-cell>
          <table:table-cell office:value-type="float" office:value="120" table:formula="of:=[.$D14]*60*([.$T$2]*[.$T$2])" table:style-name="ce25">
            <text:p>120.00</text:p>
          </table:table-cell>
          <table:table-cell office:value-type="float" office:value="200" table:formula="of:=[.$D14]*100*([.$T$2]*[.$T$2])" table:style-name="ce26">
            <text:p>200.00</text:p>
          </table:table-cell>
          <table:table-cell office:value-type="float" office:value="400" table:formula="of:=[.$D14]*200*([.$T$2]*[.$T$2])" table:style-name="ce27">
            <text:p>400.00</text:p>
          </table:table-cell>
          <table:table-cell table:number-columns-repeated="16363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float" office:value="2.2999999999999998" table:style-name="ce31">
            <text:p>2.3</text:p>
          </table:table-cell>
          <table:table-cell office:value-type="float" office:value="4.0999999999999996" table:style-name="ce31">
            <text:p>4.1</text:p>
          </table:table-cell>
          <table:table-cell office:value-type="float" office:value="4.0999999999999995E-3" table:formula="of:=[.C15]/1000" table:style-name="ce5">
            <text:p>0.0041</text:p>
          </table:table-cell>
          <table:table-cell office:value-type="float" office:value="4.1547562843725006" table:formula="of:=([.B15]/2)*([.B15]/2)*PI()" table:style-name="ce6">
            <text:p>4.154756284</text:p>
          </table:table-cell>
          <table:table-cell table:style-name="ce1"/>
          <table:table-cell office:value-type="float" office:value="6.1499999999999995" table:formula="of:=[.$D15]*60*([.$H$2]*[.$H$2])" table:style-name="ce25">
            <text:p>6.15</text:p>
          </table:table-cell>
          <table:table-cell office:value-type="float" office:value="10.249999999999998" table:formula="of:=[.$D15]*100*([.$H$2]*[.$H$2])" table:style-name="ce26">
            <text:p>10.25</text:p>
          </table:table-cell>
          <table:table-cell office:value-type="float" office:value="20.499999999999996" table:formula="of:=[.$D15]*200*([.$H$2]*[.$H$2])" table:style-name="ce27">
            <text:p>20.50</text:p>
          </table:table-cell>
          <table:table-cell office:value-type="float" office:value="24.599999999999998" table:formula="of:=[.$D15]*60*([.$K$2]*[.$K$2])" table:style-name="ce25">
            <text:p>24.60</text:p>
          </table:table-cell>
          <table:table-cell office:value-type="float" office:value="40.999999999999993" table:formula="of:=[.$D15]*100*([.$K$2]*[.$K$2])" table:style-name="ce26">
            <text:p>41.00</text:p>
          </table:table-cell>
          <table:table-cell office:value-type="float" office:value="81.999999999999986" table:formula="of:=[.$D15]*200*([.$K$2]*[.$K$2])" table:style-name="ce27">
            <text:p>82.00</text:p>
          </table:table-cell>
          <table:table-cell office:value-type="float" office:value="55.349999999999994" table:formula="of:=[.$D15]*60*([.$N$2]*[.$N$2])" table:style-name="ce25">
            <text:p>55.35</text:p>
          </table:table-cell>
          <table:table-cell office:value-type="float" office:value="92.249999999999986" table:formula="of:=[.$D15]*100*([.$N$2]*[.$N$2])" table:style-name="ce26">
            <text:p>92.25</text:p>
          </table:table-cell>
          <table:table-cell office:value-type="float" office:value="184.49999999999997" table:formula="of:=[.$D15]*200*([.$N$2]*[.$N$2])" table:style-name="ce27">
            <text:p>184.50</text:p>
          </table:table-cell>
          <table:table-cell office:value-type="float" office:value="98.399999999999991" table:formula="of:=[.$D15]*60*([.$Q$2]*[.$Q$2])" table:style-name="ce25">
            <text:p>98.40</text:p>
          </table:table-cell>
          <table:table-cell office:value-type="float" office:value="163.99999999999997" table:formula="of:=[.$D15]*100*([.$Q$2]*[.$Q$2])" table:style-name="ce26">
            <text:p>164.00</text:p>
          </table:table-cell>
          <table:table-cell office:value-type="float" office:value="327.99999999999994" table:formula="of:=[.$D15]*200*([.$Q$2]*[.$Q$2])" table:style-name="ce27">
            <text:p>328.00</text:p>
          </table:table-cell>
          <table:table-cell office:value-type="float" office:value="153.74999999999997" table:formula="of:=[.$D15]*60*([.$T$2]*[.$T$2])" table:style-name="ce25">
            <text:p>153.75</text:p>
          </table:table-cell>
          <table:table-cell office:value-type="float" office:value="256.24999999999994" table:formula="of:=[.$D15]*100*([.$T$2]*[.$T$2])" table:style-name="ce26">
            <text:p>256.25</text:p>
          </table:table-cell>
          <table:table-cell office:value-type="float" office:value="512.49999999999989" table:formula="of:=[.$D15]*200*([.$T$2]*[.$T$2])" table:style-name="ce27">
            <text:p>512.50</text:p>
          </table:table-cell>
          <table:table-cell table:number-columns-repeated="16363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float" office:value="2" table:style-name="ce31">
            <text:p>2.0</text:p>
          </table:table-cell>
          <table:table-cell office:value-type="float" office:value="5.2" table:style-name="ce31">
            <text:p>5.2</text:p>
          </table:table-cell>
          <table:table-cell office:value-type="float" office:value="5.1999999999999998E-3" table:formula="of:=[.C16]/1000" table:style-name="ce5">
            <text:p>0.0052</text:p>
          </table:table-cell>
          <table:table-cell office:value-type="float" office:value="3.1415926535897931" table:formula="of:=([.B16]/2)*([.B16]/2)*PI()" table:style-name="ce6">
            <text:p>3.141592654</text:p>
          </table:table-cell>
          <table:table-cell table:style-name="ce1"/>
          <table:table-cell office:value-type="float" office:value="7.8" table:formula="of:=[.$D16]*60*([.$H$2]*[.$H$2])" table:style-name="ce25">
            <text:p>7.80</text:p>
          </table:table-cell>
          <table:table-cell office:value-type="float" office:value="13" table:formula="of:=[.$D16]*100*([.$H$2]*[.$H$2])" table:style-name="ce26">
            <text:p>13.00</text:p>
          </table:table-cell>
          <table:table-cell office:value-type="float" office:value="26" table:formula="of:=[.$D16]*200*([.$H$2]*[.$H$2])" table:style-name="ce27">
            <text:p>26.00</text:p>
          </table:table-cell>
          <table:table-cell office:value-type="float" office:value="31.2" table:formula="of:=[.$D16]*60*([.$K$2]*[.$K$2])" table:style-name="ce25">
            <text:p>31.20</text:p>
          </table:table-cell>
          <table:table-cell office:value-type="float" office:value="52" table:formula="of:=[.$D16]*100*([.$K$2]*[.$K$2])" table:style-name="ce26">
            <text:p>52.00</text:p>
          </table:table-cell>
          <table:table-cell office:value-type="float" office:value="104" table:formula="of:=[.$D16]*200*([.$K$2]*[.$K$2])" table:style-name="ce27">
            <text:p>104.00</text:p>
          </table:table-cell>
          <table:table-cell office:value-type="float" office:value="70.2" table:formula="of:=[.$D16]*60*([.$N$2]*[.$N$2])" table:style-name="ce25">
            <text:p>70.20</text:p>
          </table:table-cell>
          <table:table-cell office:value-type="float" office:value="117" table:formula="of:=[.$D16]*100*([.$N$2]*[.$N$2])" table:style-name="ce26">
            <text:p>117.00</text:p>
          </table:table-cell>
          <table:table-cell office:value-type="float" office:value="234" table:formula="of:=[.$D16]*200*([.$N$2]*[.$N$2])" table:style-name="ce27">
            <text:p>234.00</text:p>
          </table:table-cell>
          <table:table-cell office:value-type="float" office:value="124.8" table:formula="of:=[.$D16]*60*([.$Q$2]*[.$Q$2])" table:style-name="ce25">
            <text:p>124.80</text:p>
          </table:table-cell>
          <table:table-cell office:value-type="float" office:value="208" table:formula="of:=[.$D16]*100*([.$Q$2]*[.$Q$2])" table:style-name="ce26">
            <text:p>208.00</text:p>
          </table:table-cell>
          <table:table-cell office:value-type="float" office:value="416" table:formula="of:=[.$D16]*200*([.$Q$2]*[.$Q$2])" table:style-name="ce27">
            <text:p>416.00</text:p>
          </table:table-cell>
          <table:table-cell office:value-type="float" office:value="195" table:formula="of:=[.$D16]*60*([.$T$2]*[.$T$2])" table:style-name="ce25">
            <text:p>195.00</text:p>
          </table:table-cell>
          <table:table-cell office:value-type="float" office:value="325" table:formula="of:=[.$D16]*100*([.$T$2]*[.$T$2])" table:style-name="ce26">
            <text:p>325.00</text:p>
          </table:table-cell>
          <table:table-cell office:value-type="float" office:value="650" table:formula="of:=[.$D16]*200*([.$T$2]*[.$T$2])" table:style-name="ce27">
            <text:p>650.00</text:p>
          </table:table-cell>
          <table:table-cell table:number-columns-repeated="16363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float" office:value="1.8" table:style-name="ce31">
            <text:p>1.8</text:p>
          </table:table-cell>
          <table:table-cell office:value-type="float" office:value="6.5" table:style-name="ce31">
            <text:p>6.5</text:p>
          </table:table-cell>
          <table:table-cell office:value-type="float" office:value="6.4999999999999997E-3" table:formula="of:=[.C17]/1000" table:style-name="ce5">
            <text:p>0.0065</text:p>
          </table:table-cell>
          <table:table-cell office:value-type="float" office:value="2.5446900494077327" table:formula="of:=([.B17]/2)*([.B17]/2)*PI()" table:style-name="ce6">
            <text:p>2.544690049</text:p>
          </table:table-cell>
          <table:table-cell table:style-name="ce1"/>
          <table:table-cell office:value-type="float" office:value="9.7499999999999982" table:formula="of:=[.$D17]*60*([.$H$2]*[.$H$2])" table:style-name="ce25">
            <text:p>9.75</text:p>
          </table:table-cell>
          <table:table-cell office:value-type="float" office:value="16.25" table:formula="of:=[.$D17]*100*([.$H$2]*[.$H$2])" table:style-name="ce26">
            <text:p>16.25</text:p>
          </table:table-cell>
          <table:table-cell office:value-type="float" office:value="32.5" table:formula="of:=[.$D17]*200*([.$H$2]*[.$H$2])" table:style-name="ce27">
            <text:p>32.50</text:p>
          </table:table-cell>
          <table:table-cell office:value-type="float" office:value="38.999999999999993" table:formula="of:=[.$D17]*60*([.$K$2]*[.$K$2])" table:style-name="ce25">
            <text:p>39.00</text:p>
          </table:table-cell>
          <table:table-cell office:value-type="float" office:value="65" table:formula="of:=[.$D17]*100*([.$K$2]*[.$K$2])" table:style-name="ce26">
            <text:p>65.00</text:p>
          </table:table-cell>
          <table:table-cell office:value-type="float" office:value="130" table:formula="of:=[.$D17]*200*([.$K$2]*[.$K$2])" table:style-name="ce27">
            <text:p>130.00</text:p>
          </table:table-cell>
          <table:table-cell office:value-type="float" office:value="87.749999999999986" table:formula="of:=[.$D17]*60*([.$N$2]*[.$N$2])" table:style-name="ce25">
            <text:p>87.75</text:p>
          </table:table-cell>
          <table:table-cell office:value-type="float" office:value="146.25" table:formula="of:=[.$D17]*100*([.$N$2]*[.$N$2])" table:style-name="ce26">
            <text:p>146.25</text:p>
          </table:table-cell>
          <table:table-cell office:value-type="float" office:value="292.5" table:formula="of:=[.$D17]*200*([.$N$2]*[.$N$2])" table:style-name="ce27">
            <text:p>292.50</text:p>
          </table:table-cell>
          <table:table-cell office:value-type="float" office:value="155.99999999999997" table:formula="of:=[.$D17]*60*([.$Q$2]*[.$Q$2])" table:style-name="ce25">
            <text:p>156.00</text:p>
          </table:table-cell>
          <table:table-cell office:value-type="float" office:value="260" table:formula="of:=[.$D17]*100*([.$Q$2]*[.$Q$2])" table:style-name="ce26">
            <text:p>260.00</text:p>
          </table:table-cell>
          <table:table-cell office:value-type="float" office:value="520" table:formula="of:=[.$D17]*200*([.$Q$2]*[.$Q$2])" table:style-name="ce27">
            <text:p>520.00</text:p>
          </table:table-cell>
          <table:table-cell office:value-type="float" office:value="243.74999999999997" table:formula="of:=[.$D17]*60*([.$T$2]*[.$T$2])" table:style-name="ce25">
            <text:p>243.75</text:p>
          </table:table-cell>
          <table:table-cell office:value-type="float" office:value="406.25" table:formula="of:=[.$D17]*100*([.$T$2]*[.$T$2])" table:style-name="ce26">
            <text:p>406.25</text:p>
          </table:table-cell>
          <table:table-cell office:value-type="float" office:value="812.5" table:formula="of:=[.$D17]*200*([.$T$2]*[.$T$2])" table:style-name="ce27">
            <text:p>812.50</text:p>
          </table:table-cell>
          <table:table-cell table:number-columns-repeated="16363"/>
        </table:table-row>
        <table:table-row table:style-name="ro2">
          <table:table-cell office:value-type="float" office:value="14" table:style-name="ce11">
            <text:p>14</text:p>
          </table:table-cell>
          <table:table-cell office:value-type="float" office:value="1.6" table:style-name="ce31">
            <text:p>1.6</text:p>
          </table:table-cell>
          <table:table-cell office:value-type="float" office:value="8.3000000000000007" table:style-name="ce31">
            <text:p>8.3</text:p>
          </table:table-cell>
          <table:table-cell office:value-type="float" office:value="8.3000000000000001E-3" table:formula="of:=[.C18]/1000" table:style-name="ce5">
            <text:p>0.0083</text:p>
          </table:table-cell>
          <table:table-cell office:value-type="float" office:value="2.0106192982974678" table:formula="of:=([.B18]/2)*([.B18]/2)*PI()" table:style-name="ce6">
            <text:p>2.010619298</text:p>
          </table:table-cell>
          <table:table-cell table:style-name="ce1"/>
          <table:table-cell office:value-type="float" office:value="12.45" table:formula="of:=[.$D18]*60*([.$H$2]*[.$H$2])" table:style-name="ce25">
            <text:p>12.45</text:p>
          </table:table-cell>
          <table:table-cell office:value-type="float" office:value="20.75" table:formula="of:=[.$D18]*100*([.$H$2]*[.$H$2])" table:style-name="ce26">
            <text:p>20.75</text:p>
          </table:table-cell>
          <table:table-cell office:value-type="float" office:value="41.5" table:formula="of:=[.$D18]*200*([.$H$2]*[.$H$2])" table:style-name="ce27">
            <text:p>41.50</text:p>
          </table:table-cell>
          <table:table-cell office:value-type="float" office:value="49.8" table:formula="of:=[.$D18]*60*([.$K$2]*[.$K$2])" table:style-name="ce25">
            <text:p>49.80</text:p>
          </table:table-cell>
          <table:table-cell office:value-type="float" office:value="83" table:formula="of:=[.$D18]*100*([.$K$2]*[.$K$2])" table:style-name="ce26">
            <text:p>83.00</text:p>
          </table:table-cell>
          <table:table-cell office:value-type="float" office:value="166" table:formula="of:=[.$D18]*200*([.$K$2]*[.$K$2])" table:style-name="ce27">
            <text:p>166.00</text:p>
          </table:table-cell>
          <table:table-cell office:value-type="float" office:value="112.05" table:formula="of:=[.$D18]*60*([.$N$2]*[.$N$2])" table:style-name="ce25">
            <text:p>112.05</text:p>
          </table:table-cell>
          <table:table-cell office:value-type="float" office:value="186.75" table:formula="of:=[.$D18]*100*([.$N$2]*[.$N$2])" table:style-name="ce26">
            <text:p>186.75</text:p>
          </table:table-cell>
          <table:table-cell office:value-type="float" office:value="373.5" table:formula="of:=[.$D18]*200*([.$N$2]*[.$N$2])" table:style-name="ce27">
            <text:p>373.50</text:p>
          </table:table-cell>
          <table:table-cell office:value-type="float" office:value="199.2" table:formula="of:=[.$D18]*60*([.$Q$2]*[.$Q$2])" table:style-name="ce25">
            <text:p>199.20</text:p>
          </table:table-cell>
          <table:table-cell office:value-type="float" office:value="332" table:formula="of:=[.$D18]*100*([.$Q$2]*[.$Q$2])" table:style-name="ce26">
            <text:p>332.00</text:p>
          </table:table-cell>
          <table:table-cell office:value-type="float" office:value="664" table:formula="of:=[.$D18]*200*([.$Q$2]*[.$Q$2])" table:style-name="ce27">
            <text:p>664.00</text:p>
          </table:table-cell>
          <table:table-cell office:value-type="float" office:value="311.25" table:formula="of:=[.$D18]*60*([.$T$2]*[.$T$2])" table:style-name="ce25">
            <text:p>311.25</text:p>
          </table:table-cell>
          <table:table-cell office:value-type="float" office:value="518.75" table:formula="of:=[.$D18]*100*([.$T$2]*[.$T$2])" table:style-name="ce26">
            <text:p>518.75</text:p>
          </table:table-cell>
          <table:table-cell office:value-type="float" office:value="1037.5" table:formula="of:=[.$D18]*200*([.$T$2]*[.$T$2])" table:style-name="ce27">
            <text:p>1037.50</text:p>
          </table:table-cell>
          <table:table-cell table:number-columns-repeated="16363"/>
        </table:table-row>
        <table:table-row table:style-name="ro2">
          <table:table-cell office:value-type="float" office:value="18" table:style-name="ce11">
            <text:p>18</text:p>
          </table:table-cell>
          <table:table-cell office:value-type="float" office:value="1" table:style-name="ce31">
            <text:p>1.0</text:p>
          </table:table-cell>
          <table:table-cell office:value-type="float" office:value="21" table:style-name="ce31">
            <text:p>21.0</text:p>
          </table:table-cell>
          <table:table-cell office:value-type="float" office:value="2.1000000000000001E-2" table:formula="of:=[.C19]/1000" table:style-name="ce5">
            <text:p>0.021</text:p>
          </table:table-cell>
          <table:table-cell office:value-type="float" office:value="0.78539816339744828" table:formula="of:=([.B19]/2)*([.B19]/2)*PI()" table:style-name="ce6">
            <text:p>0.785398163</text:p>
          </table:table-cell>
          <table:table-cell table:style-name="ce1"/>
          <table:table-cell office:value-type="float" office:value="31.5" table:formula="of:=[.$D19]*60*([.$H$2]*[.$H$2])" table:style-name="ce25">
            <text:p>31.50</text:p>
          </table:table-cell>
          <table:table-cell office:value-type="float" office:value="52.5" table:formula="of:=[.$D19]*100*([.$H$2]*[.$H$2])" table:style-name="ce26">
            <text:p>52.50</text:p>
          </table:table-cell>
          <table:table-cell office:value-type="float" office:value="105" table:formula="of:=[.$D19]*200*([.$H$2]*[.$H$2])" table:style-name="ce27">
            <text:p>105.00</text:p>
          </table:table-cell>
          <table:table-cell office:value-type="float" office:value="126" table:formula="of:=[.$D19]*60*([.$K$2]*[.$K$2])" table:style-name="ce25">
            <text:p>126.00</text:p>
          </table:table-cell>
          <table:table-cell office:value-type="float" office:value="210" table:formula="of:=[.$D19]*100*([.$K$2]*[.$K$2])" table:style-name="ce26">
            <text:p>210.00</text:p>
          </table:table-cell>
          <table:table-cell office:value-type="float" office:value="420" table:formula="of:=[.$D19]*200*([.$K$2]*[.$K$2])" table:style-name="ce27">
            <text:p>420.00</text:p>
          </table:table-cell>
          <table:table-cell office:value-type="float" office:value="283.5" table:formula="of:=[.$D19]*60*([.$N$2]*[.$N$2])" table:style-name="ce25">
            <text:p>283.50</text:p>
          </table:table-cell>
          <table:table-cell office:value-type="float" office:value="472.5" table:formula="of:=[.$D19]*100*([.$N$2]*[.$N$2])" table:style-name="ce26">
            <text:p>472.50</text:p>
          </table:table-cell>
          <table:table-cell office:value-type="float" office:value="945" table:formula="of:=[.$D19]*200*([.$N$2]*[.$N$2])" table:style-name="ce27">
            <text:p>945.00</text:p>
          </table:table-cell>
          <table:table-cell office:value-type="float" office:value="504" table:formula="of:=[.$D19]*60*([.$Q$2]*[.$Q$2])" table:style-name="ce25">
            <text:p>504.00</text:p>
          </table:table-cell>
          <table:table-cell office:value-type="float" office:value="840" table:formula="of:=[.$D19]*100*([.$Q$2]*[.$Q$2])" table:style-name="ce26">
            <text:p>840.00</text:p>
          </table:table-cell>
          <table:table-cell office:value-type="float" office:value="1680" table:formula="of:=[.$D19]*200*([.$Q$2]*[.$Q$2])" table:style-name="ce27">
            <text:p>1680.00</text:p>
          </table:table-cell>
          <table:table-cell office:value-type="float" office:value="787.5" table:formula="of:=[.$D19]*60*([.$T$2]*[.$T$2])" table:style-name="ce25">
            <text:p>787.50</text:p>
          </table:table-cell>
          <table:table-cell office:value-type="float" office:value="1312.5" table:formula="of:=[.$D19]*100*([.$T$2]*[.$T$2])" table:style-name="ce26">
            <text:p>1312.50</text:p>
          </table:table-cell>
          <table:table-cell office:value-type="float" office:value="2625" table:formula="of:=[.$D19]*200*([.$T$2]*[.$T$2])" table:style-name="ce27">
            <text:p>2625.00</text:p>
          </table:table-cell>
          <table:table-cell table:number-columns-repeated="16363"/>
        </table:table-row>
        <table:table-row table:style-name="ro2">
          <table:table-cell office:value-type="float" office:value="19" table:style-name="ce11">
            <text:p>19</text:p>
          </table:table-cell>
          <table:table-cell office:value-type="float" office:value="0.9" table:style-name="ce31">
            <text:p>0.9</text:p>
          </table:table-cell>
          <table:table-cell office:value-type="float" office:value="26" table:style-name="ce31">
            <text:p>26.0</text:p>
          </table:table-cell>
          <table:table-cell office:value-type="float" office:value="2.5999999999999999E-2" table:formula="of:=[.C20]/1000" table:style-name="ce5">
            <text:p>0.026</text:p>
          </table:table-cell>
          <table:table-cell office:value-type="float" office:value="0.63617251235193317" table:formula="of:=([.B20]/2)*([.B20]/2)*PI()" table:style-name="ce6">
            <text:p>0.636172512</text:p>
          </table:table-cell>
          <table:table-cell table:style-name="ce1"/>
          <table:table-cell office:value-type="float" office:value="38.999999999999993" table:formula="of:=[.$D20]*60*([.$H$2]*[.$H$2])" table:style-name="ce25">
            <text:p>39.00</text:p>
          </table:table-cell>
          <table:table-cell office:value-type="float" office:value="65" table:formula="of:=[.$D20]*100*([.$H$2]*[.$H$2])" table:style-name="ce26">
            <text:p>65.00</text:p>
          </table:table-cell>
          <table:table-cell office:value-type="float" office:value="130" table:formula="of:=[.$D20]*200*([.$H$2]*[.$H$2])" table:style-name="ce27">
            <text:p>130.00</text:p>
          </table:table-cell>
          <table:table-cell office:value-type="float" office:value="155.99999999999997" table:formula="of:=[.$D20]*60*([.$K$2]*[.$K$2])" table:style-name="ce25">
            <text:p>156.00</text:p>
          </table:table-cell>
          <table:table-cell office:value-type="float" office:value="260" table:formula="of:=[.$D20]*100*([.$K$2]*[.$K$2])" table:style-name="ce26">
            <text:p>260.00</text:p>
          </table:table-cell>
          <table:table-cell office:value-type="float" office:value="520" table:formula="of:=[.$D20]*200*([.$K$2]*[.$K$2])" table:style-name="ce27">
            <text:p>520.00</text:p>
          </table:table-cell>
          <table:table-cell office:value-type="float" office:value="350.99999999999994" table:formula="of:=[.$D20]*60*([.$N$2]*[.$N$2])" table:style-name="ce25">
            <text:p>351.00</text:p>
          </table:table-cell>
          <table:table-cell office:value-type="float" office:value="585" table:formula="of:=[.$D20]*100*([.$N$2]*[.$N$2])" table:style-name="ce26">
            <text:p>585.00</text:p>
          </table:table-cell>
          <table:table-cell office:value-type="float" office:value="1170" table:formula="of:=[.$D20]*200*([.$N$2]*[.$N$2])" table:style-name="ce27">
            <text:p>1170.00</text:p>
          </table:table-cell>
          <table:table-cell office:value-type="float" office:value="623.99999999999989" table:formula="of:=[.$D20]*60*([.$Q$2]*[.$Q$2])" table:style-name="ce25">
            <text:p>624.00</text:p>
          </table:table-cell>
          <table:table-cell office:value-type="float" office:value="1040" table:formula="of:=[.$D20]*100*([.$Q$2]*[.$Q$2])" table:style-name="ce26">
            <text:p>1040.00</text:p>
          </table:table-cell>
          <table:table-cell office:value-type="float" office:value="2080" table:formula="of:=[.$D20]*200*([.$Q$2]*[.$Q$2])" table:style-name="ce27">
            <text:p>2080.00</text:p>
          </table:table-cell>
          <table:table-cell office:value-type="float" office:value="974.99999999999989" table:formula="of:=[.$D20]*60*([.$T$2]*[.$T$2])" table:style-name="ce25">
            <text:p>975.00</text:p>
          </table:table-cell>
          <table:table-cell office:value-type="float" office:value="1625" table:formula="of:=[.$D20]*100*([.$T$2]*[.$T$2])" table:style-name="ce26">
            <text:p>1625.00</text:p>
          </table:table-cell>
          <table:table-cell office:value-type="float" office:value="3250" table:formula="of:=[.$D20]*200*([.$T$2]*[.$T$2])" table:style-name="ce27">
            <text:p>3250.00</text:p>
          </table:table-cell>
          <table:table-cell table:number-columns-repeated="16363"/>
        </table:table-row>
        <table:table-row table:style-name="ro2">
          <table:table-cell office:value-type="float" office:value="20" table:style-name="ce10">
            <text:p>20</text:p>
          </table:table-cell>
          <table:table-cell office:value-type="float" office:value="0.8" table:style-name="ce32">
            <text:p>0.8</text:p>
          </table:table-cell>
          <table:table-cell office:value-type="float" office:value="33" table:style-name="ce32">
            <text:p>33.0</text:p>
          </table:table-cell>
          <table:table-cell office:value-type="float" office:value="3.3000000000000002E-2" table:formula="of:=[.C21]/1000" table:style-name="ce8">
            <text:p>0.033</text:p>
          </table:table-cell>
          <table:table-cell office:value-type="float" office:value="0.50265482457436694" table:formula="of:=([.B21]/2)*([.B21]/2)*PI()" table:style-name="ce9">
            <text:p>0.502654825</text:p>
          </table:table-cell>
          <table:table-cell table:style-name="ce1"/>
          <table:table-cell office:value-type="float" office:value="49.5" table:formula="of:=[.$D21]*60*([.$H$2]*[.$H$2])" table:style-name="ce28">
            <text:p>49.50</text:p>
          </table:table-cell>
          <table:table-cell office:value-type="float" office:value="82.5" table:formula="of:=[.$D21]*100*([.$H$2]*[.$H$2])" table:style-name="ce29">
            <text:p>82.50</text:p>
          </table:table-cell>
          <table:table-cell office:value-type="float" office:value="165" table:formula="of:=[.$D21]*200*([.$H$2]*[.$H$2])" table:style-name="ce30">
            <text:p>165.00</text:p>
          </table:table-cell>
          <table:table-cell office:value-type="float" office:value="198" table:formula="of:=[.$D21]*60*([.$K$2]*[.$K$2])" table:style-name="ce28">
            <text:p>198.00</text:p>
          </table:table-cell>
          <table:table-cell office:value-type="float" office:value="330" table:formula="of:=[.$D21]*100*([.$K$2]*[.$K$2])" table:style-name="ce29">
            <text:p>330.00</text:p>
          </table:table-cell>
          <table:table-cell office:value-type="float" office:value="660" table:formula="of:=[.$D21]*200*([.$K$2]*[.$K$2])" table:style-name="ce30">
            <text:p>660.00</text:p>
          </table:table-cell>
          <table:table-cell office:value-type="float" office:value="445.5" table:formula="of:=[.$D21]*60*([.$N$2]*[.$N$2])" table:style-name="ce28">
            <text:p>445.50</text:p>
          </table:table-cell>
          <table:table-cell office:value-type="float" office:value="742.50000000000011" table:formula="of:=[.$D21]*100*([.$N$2]*[.$N$2])" table:style-name="ce29">
            <text:p>742.50</text:p>
          </table:table-cell>
          <table:table-cell office:value-type="float" office:value="1485.0000000000002" table:formula="of:=[.$D21]*200*([.$N$2]*[.$N$2])" table:style-name="ce30">
            <text:p>1485.00</text:p>
          </table:table-cell>
          <table:table-cell office:value-type="float" office:value="792" table:formula="of:=[.$D21]*60*([.$Q$2]*[.$Q$2])" table:style-name="ce28">
            <text:p>792.00</text:p>
          </table:table-cell>
          <table:table-cell office:value-type="float" office:value="1320" table:formula="of:=[.$D21]*100*([.$Q$2]*[.$Q$2])" table:style-name="ce29">
            <text:p>1320.00</text:p>
          </table:table-cell>
          <table:table-cell office:value-type="float" office:value="2640" table:formula="of:=[.$D21]*200*([.$Q$2]*[.$Q$2])" table:style-name="ce30">
            <text:p>2640.00</text:p>
          </table:table-cell>
          <table:table-cell office:value-type="float" office:value="1237.5" table:formula="of:=[.$D21]*60*([.$T$2]*[.$T$2])" table:style-name="ce28">
            <text:p>1237.50</text:p>
          </table:table-cell>
          <table:table-cell office:value-type="float" office:value="2062.5" table:formula="of:=[.$D21]*100*([.$T$2]*[.$T$2])" table:style-name="ce29">
            <text:p>2062.50</text:p>
          </table:table-cell>
          <table:table-cell office:value-type="float" office:value="4125" table:formula="of:=[.$D21]*200*([.$T$2]*[.$T$2])" table:style-name="ce30">
            <text:p>4125.00</text:p>
          </table:table-cell>
          <table:table-cell table:number-columns-repeated="1636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This is the voltage drop in a cable for a given length and current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his assumes that there is a supply and return conductor.</text:p>
          </table:table-cell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Cables" table:style-name="ta2">
        <table:table-column table:style-name="co1" table:number-columns-repeated="16384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6">
            <text:p>Supplier</text:p>
          </table:table-cell>
          <table:table-cell office:value-type="string" table:style-name="ce17">
            <text:p>P/N</text:p>
          </table:table-cell>
          <table:table-cell office:value-type="string" table:style-name="ce17">
            <text:p># Cores</text:p>
          </table:table-cell>
          <table:table-cell office:value-type="string" table:style-name="ce17">
            <text:p>AWG</text:p>
          </table:table-cell>
          <table:table-cell office:value-type="string" table:style-name="ce18">
            <text:p>$/m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Altronics</text:p>
          </table:table-cell>
          <table:table-cell office:value-type="string" table:style-name="ce3">
            <text:p>W0570</text:p>
          </table:table-cell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office:value-type="currency" office:value="2.75" table:style-name="ce19">
            <text:p><text:s/>$2.75<text:s/>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W4220</text:p>
          </table:table-cell>
          <table:table-cell office:value-type="float" office:value="5" table:style-name="ce5">
            <text:p>5</text:p>
          </table:table-cell>
          <table:table-cell office:value-type="float" office:value="20" table:style-name="ce5">
            <text:p>20</text:p>
          </table:table-cell>
          <table:table-cell office:value-type="currency" office:value="2.95" table:style-name="ce20">
            <text:p><text:s/>$2.95<text:s/>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W4222</text:p>
          </table:table-cell>
          <table:table-cell office:value-type="float" office:value="7" table:style-name="ce5">
            <text:p>7</text:p>
          </table:table-cell>
          <table:table-cell office:value-type="float" office:value="19" table:style-name="ce5">
            <text:p>19</text:p>
          </table:table-cell>
          <table:table-cell office:value-type="currency" office:value="4.75" table:style-name="ce20">
            <text:p><text:s/>$4.75<text:s/>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W410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currency" office:value="3.9" table:style-name="ce20">
            <text:p><text:s/>$3.90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aycar</text:p>
          </table:table-cell>
          <table:table-cell office:value-type="string" table:style-name="ce5">
            <text:p>WH3080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currency" office:value="2.2000000000000002" table:style-name="ce20">
            <text:p><text:s/>$2.20<text:s/>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WH3077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office:value-type="currency" office:value="4.333333333333333" table:formula="of:=65/15" table:style-name="ce20">
            <text:p><text:s/>$4.33<text:s/>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WH306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currency" office:value="3.6" table:style-name="ce20">
            <text:p><text:s/>$3.60<text:s/>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WH3082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currency" office:value="2.2000000000000002" table:style-name="ce20">
            <text:p><text:s/>$2.20<text:s/></text:p>
          </table:table-cell>
          <table:table-cell table:number-columns-repeated="16379"/>
        </table:table-row>
        <table:table-row table:style-name="ro2">
          <table:table-cell table:style-name="ce7"/>
          <table:table-cell office:value-type="string" table:style-name="ce8">
            <text:p>WH306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currency" office:value="8.9" table:style-name="ce21">
            <text:p><text:s/>$8.90<text:s/>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2-24T22:50:33Z</dc:date>
  </office:meta>
</office:document-meta>
</file>